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Johdanto</text:p>
      <text:p text:style-name="Standard"/>
      <text:p text:style-name="Standard">Harjoitustyöni aiheena on koulutodistus. Ohjelmalla opettaja voi antaa oppilaille arvosanoja eri oppiaineista. Työ toteutetaan PHP-ohjelmointikielellä ja ohjelmasta löytyy kolme eri tietokantaa – oppilas, arvosana sekä oppiaine. Järjestelmän avulla opettaja voi katsoa/tulostaa oppilaiden arvosanoja oppilas-, arvosana- tai oppiainekohtaisesti. </text:p>
      <text:p text:style-name="Standard"/>
      <text:p text:style-name="Standard">Opettaja</text:p>
      <text:p text:style-name="Standard">Kirjautuva rekisteröitynyt käyttäjä, lisää oppilaille arvosanoja oppiaineisiin.</text:p>
      <text:p text:style-name="Standard"/>
      <text:p text:style-name="Standard">Oppilas</text:p>
      <text:p text:style-name="Standard">annetaan arvosana</text:p>
      <text:p text:style-name="Standard"/>
      <text:p text:style-name="Standard">Oppiaine</text:p>
      <text:p text:style-name="Standard">lista oppiaineista, biologia, matematiikka, yms.</text:p>
      <text:p text:style-name="Standard"/>
      <text:p text:style-name="Standard">Arvosana</text:p>
      <text:p text:style-name="Standard">kirjataan oppilaan id ja oppiaine</text:p>
      <text:p text:style-name="Standard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sv" fo:country="S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7T18:16:10</meta:creation-date>
    <meta:document-statistic meta:table-count="0" meta:image-count="0" meta:object-count="0" meta:page-count="1" meta:paragraph-count="11" meta:word-count="61" meta:character-count="562"/>
    <dc:date>2015-05-17T18:32:18</dc:date>
    <meta:editing-duration>PT54S</meta:editing-duration>
    <meta:editing-cycles>1</meta:editing-cycles>
    <meta:generator>OpenOffice.org/3.4$Unix OpenOffice.org_project/340m1$Build-9590</meta:generator>
  </office:meta>
</office:document-meta>
</file>